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E2F0D9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Excel_32_Built-in_32_Normal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#E2F0D9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Excel_32_Built-in_32_Normal" style:data-style-name="N36">
      <style:table-cell-properties fo:border="thin solid #000000" style:vertical-align="middle" fo:wrap-option="wrap" fo:background-color="#E2F0D9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36361111111111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39888888888889cm"/>
    </style:style>
    <style:style style:name="co4" style:family="table-column">
      <style:table-column-properties fo:break-before="auto" style:column-width="32.5084722222222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62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5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5"/>
        <table:table-column table:style-name="co4" table:default-cell-style-name="ce6"/>
        <table:table-column table:style-name="co3" table:number-columns-repeated="1018" table:default-cell-style-name="ce5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ime Log</text:p>
          </table:table-cell>
          <table:table-cell office:value-type="string" table:style-name="ce3">
            <text:p>Software Projekt 2023/2024</text:p>
          </table:table-cell>
          <table:table-cell table:number-columns-repeated="2"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number-columns-repeated="4" table:style-name="ce7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7"/>
          <table:table-cell table:style-name="ce4"/>
          <table:table-cell table:number-columns-repeated="2" table:style-name="ce7"/>
          <table:table-cell office:value-type="string" table:style-name="ce8">
            <text:p>Name:</text:p>
          </table:table-cell>
          <table:table-cell office:value-type="string" table:style-name="ce9">
            <text:p>Ruth Jesulayomi Mautin Amosu</text:p>
          </table:table-cell>
          <table:table-cell table:number-columns-repeated="16378"/>
        </table:table-row>
        <table:table-row table:style-name="ro1">
          <table:table-cell table:style-name="ce7"/>
          <table:table-cell table:style-name="ce4"/>
          <table:table-cell table:number-columns-repeated="2" table:style-name="ce7"/>
          <table:table-cell office:value-type="string" table:style-name="ce8">
            <text:p>Student ID / Matrikelnummer:</text:p>
          </table:table-cell>
          <table:table-cell office:value-type="float" office:value="3141885" table:style-name="ce9">
            <text:p>3141885</text:p>
          </table:table-cell>
          <table:table-cell table:number-columns-repeated="16378"/>
        </table:table-row>
        <table:table-row table:style-name="ro1">
          <table:table-cell table:number-columns-repeated="4" table:style-name="ce7"/>
          <table:table-cell table:style-name="ce5"/>
          <table:table-cell table:style-name="ce6"/>
          <table:table-cell table:number-columns-repeated="16378"/>
        </table:table-row>
        <table:table-row table:style-name="ro2">
          <table:table-cell office:value-type="string" table:style-name="ce10">
            <text:p>Project</text:p>
            <text:p>WeekProject</text:p>
            <text:p>Week</text:p>
          </table:table-cell>
          <table:table-cell office:value-type="string" table:style-name="ce10">
            <text:p>Calendar Week</text:p>
          </table:table-cell>
          <table:table-cell office:value-type="string" table:style-name="ce10">
            <text:p>From</text:p>
          </table:table-cell>
          <table:table-cell office:value-type="string" table:style-name="ce10">
            <text:p>To</text:p>
          </table:table-cell>
          <table:table-cell office:value-type="string" table:style-name="ce10">
            <text:p>Hours</text:p>
          </table:table-cell>
          <table:table-cell office:value-type="string" table:style-name="ce11">
            <text:p>Activities</text:p>
          </table:table-cell>
          <table:table-cell table:number-columns-repeated="16378" table:style-name="ce12"/>
        </table:table-row>
        <table:table-row table:style-name="ro3">
          <table:table-cell office:value-type="float" office:value="1" table:style-name="ce13">
            <text:p>1</text:p>
          </table:table-cell>
          <table:table-cell office:value-type="float" office:value="0" table:formula="of:=COM.MICROSOFT.SINGLE(_xludf._xlfn.ISOWEEKNUM([.C7]))" table:style-name="ce13">
            <text:p>#NAME?</text:p>
          </table:table-cell>
          <table:table-cell office:value-type="date" office:date-value="2023-10-01T00:00:00" table:style-name="ce14">
            <text:p>01.10.2023</text:p>
          </table:table-cell>
          <table:table-cell office:value-type="date" office:date-value="2023-10-07T00:00:00" table:formula="of:=[.C7]+6" table:style-name="ce15">
            <text:p>07.10.2023</text:p>
          </table:table-cell>
          <table:table-cell office:value-type="string" table:style-name="ce16">
            <text:p>8.5</text:p>
          </table:table-cell>
          <table:table-cell office:value-type="string" table:style-name="ce17">
            <text:p>First meeting(05.10), learning about Scrum in detail, second meetin(07.10), learning about openUP in detail Learn about Scurm(https://www.atlassian.com/agile/scrum/sprints,https://www.youtube.com/watch?v=fIY-yi4ckkE), Learn about roles, Brainstorm ideas</text:p>
          </table:table-cell>
          <table:table-cell table:number-columns-repeated="16378" table:style-name="ce12"/>
        </table:table-row>
        <table:table-row table:style-name="ro3">
          <table:table-cell office:value-type="float" office:value="2" table:style-name="ce13">
            <text:p>2</text:p>
          </table:table-cell>
          <table:table-cell office:value-type="float" office:value="0" table:formula="of:=COM.MICROSOFT.SINGLE(_xludf._xlfn.ISOWEEKNUM([.C8]))" table:style-name="ce13">
            <text:p>#NAME?</text:p>
          </table:table-cell>
          <table:table-cell office:value-type="date" office:date-value="2023-10-08T00:00:00" table:formula="of:=[.C7]+7" table:style-name="ce15">
            <text:p>08.10.2023</text:p>
          </table:table-cell>
          <table:table-cell office:value-type="date" office:date-value="2023-10-14T00:00:00" table:formula="of:=[.C8]+6" table:style-name="ce15">
            <text:p>14.10.2023</text:p>
          </table:table-cell>
          <table:table-cell office:value-type="float" office:value="6" table:style-name="ce16">
            <text:p>6</text:p>
          </table:table-cell>
          <table:table-cell office:value-type="string" table:style-name="ce17">
            <text:p><text:s/>JIRA learning, setting tasks on JIRA, preparing daily scrum, daily scrum</text:p>
          </table:table-cell>
          <table:table-cell table:number-columns-repeated="16378" table:style-name="ce12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float" office:value="0" table:formula="of:=COM.MICROSOFT.SINGLE(_xludf._xlfn.ISOWEEKNUM([.C9]))" table:style-name="ce13">
            <text:p>#NAME?</text:p>
          </table:table-cell>
          <table:table-cell office:value-type="date" office:date-value="2023-10-15T00:00:00" table:formula="of:=[.C8]+7" table:style-name="ce15">
            <text:p>15.10.2023</text:p>
          </table:table-cell>
          <table:table-cell office:value-type="date" office:date-value="2023-10-21T00:00:00" table:formula="of:=[.C9]+6" table:style-name="ce15">
            <text:p>21.10.2023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Use case diagram research, group meeting, Use case diagram drawing</text:p>
          </table:table-cell>
          <table:table-cell table:number-columns-repeated="16378" table:style-name="ce12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float" office:value="0" table:formula="of:=COM.MICROSOFT.SINGLE(_xludf._xlfn.ISOWEEKNUM([.C10]))" table:style-name="ce13">
            <text:p>#NAME?</text:p>
          </table:table-cell>
          <table:table-cell office:value-type="date" office:date-value="2023-10-22T00:00:00" table:formula="of:=[.C9]+7" table:style-name="ce15">
            <text:p>22.10.2023</text:p>
          </table:table-cell>
          <table:table-cell office:value-type="date" office:date-value="2023-10-28T00:00:00" table:formula="of:=[.C10]+6" table:style-name="ce15">
            <text:p>28.10.2023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daily meeting, Class domain diagram, research of class diagram, research about System Architecture, Github, scrum meeting</text:p>
          </table:table-cell>
          <table:table-cell table:number-columns-repeated="16378" table:style-name="ce12"/>
        </table:table-row>
        <table:table-row table:style-name="ro3">
          <table:table-cell office:value-type="float" office:value="5" table:style-name="ce13">
            <text:p>5</text:p>
          </table:table-cell>
          <table:table-cell office:value-type="float" office:value="0" table:formula="of:=COM.MICROSOFT.SINGLE(_xludf._xlfn.ISOWEEKNUM([.C11]))" table:style-name="ce13">
            <text:p>#NAME?</text:p>
          </table:table-cell>
          <table:table-cell office:value-type="date" office:date-value="2023-10-29T00:00:00" table:formula="of:=[.C10]+7" table:style-name="ce15">
            <text:p>29.10.2023</text:p>
          </table:table-cell>
          <table:table-cell office:value-type="date" office:date-value="2023-11-04T00:00:00" table:formula="of:=[.C11]+6" table:style-name="ce15">
            <text:p>04.11.2023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daily meeting, realtionship in database diagram, Qt, scrum meeting, Domain diagram, Organization<text:s/></text:p>
          </table:table-cell>
          <table:table-cell table:number-columns-repeated="16378" table:style-name="ce12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float" office:value="0" table:formula="of:=COM.MICROSOFT.SINGLE(_xludf._xlfn.ISOWEEKNUM([.C12]))" table:style-name="ce13">
            <text:p>#NAME?</text:p>
          </table:table-cell>
          <table:table-cell office:value-type="date" office:date-value="2023-11-05T00:00:00" table:formula="of:=[.C11]+7" table:style-name="ce15">
            <text:p>05.11.2023</text:p>
          </table:table-cell>
          <table:table-cell office:value-type="date" office:date-value="2023-11-11T00:00:00" table:formula="of:=[.C12]+6" table:style-name="ce15">
            <text:p>11.11.2023</text:p>
          </table:table-cell>
          <table:table-cell office:value-type="float" office:value="9.5" table:style-name="ce16">
            <text:p>9,5</text:p>
          </table:table-cell>
          <table:table-cell office:value-type="string" table:style-name="ce17">
            <text:p>daily scrum meeting, development of ui for setting, for conflunence page, making the quit button to work and also the back button. Documtation with screen shots</text:p>
          </table:table-cell>
          <table:table-cell table:number-columns-repeated="16378" table:style-name="ce12"/>
        </table:table-row>
        <table:table-row table:style-name="ro3">
          <table:table-cell office:value-type="float" office:value="7" table:style-name="ce13">
            <text:p>7</text:p>
          </table:table-cell>
          <table:table-cell office:value-type="float" office:value="0" table:formula="of:=COM.MICROSOFT.SINGLE(_xludf._xlfn.ISOWEEKNUM([.C13]))" table:style-name="ce13">
            <text:p>#NAME?</text:p>
          </table:table-cell>
          <table:table-cell office:value-type="date" office:date-value="2023-11-12T00:00:00" table:formula="of:=[.C12]+7" table:style-name="ce15">
            <text:p>12.11.2023</text:p>
          </table:table-cell>
          <table:table-cell office:value-type="date" office:date-value="2023-11-18T00:00:00" table:formula="of:=[.C13]+6" table:style-name="ce15">
            <text:p>18.11.2023</text:p>
          </table:table-cell>
          <table:table-cell office:value-type="float" office:value="5" table:style-name="ce16">
            <text:p>5</text:p>
          </table:table-cell>
          <table:table-cell office:value-type="string" table:style-name="ce17">
            <text:p>daily scrum meeting, fixing the qt problem<text:s/></text:p>
          </table:table-cell>
          <table:table-cell table:number-columns-repeated="16378" table:style-name="ce12"/>
        </table:table-row>
        <table:table-row table:style-name="ro3">
          <table:table-cell office:value-type="float" office:value="8" table:style-name="ce13">
            <text:p>8</text:p>
          </table:table-cell>
          <table:table-cell office:value-type="float" office:value="0" table:formula="of:=COM.MICROSOFT.SINGLE(_xludf._xlfn.ISOWEEKNUM([.C14]))" table:style-name="ce13">
            <text:p>#NAME?</text:p>
          </table:table-cell>
          <table:table-cell office:value-type="date" office:date-value="2023-11-19T00:00:00" table:formula="of:=[.C13]+7" table:style-name="ce15">
            <text:p>19.11.2023</text:p>
          </table:table-cell>
          <table:table-cell office:value-type="date" office:date-value="2023-11-25T00:00:00" table:formula="of:=[.C14]+6" table:style-name="ce15">
            <text:p>25.11.2023</text:p>
          </table:table-cell>
          <table:table-cell office:value-type="float" office:value="9" table:style-name="ce16">
            <text:p>9</text:p>
          </table:table-cell>
          <table:table-cell office:value-type="string" table:style-name="ce17">
            <text:p>daily scrum meeting, reviews,Documentation with screen shots, Enable creation and editing of user stories/tasks,Add task priority property for issue creation</text:p>
          </table:table-cell>
          <table:table-cell table:number-columns-repeated="16378" table:style-name="ce12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float" office:value="0" table:formula="of:=COM.MICROSOFT.SINGLE(_xludf._xlfn.ISOWEEKNUM([.C15]))" table:style-name="ce13">
            <text:p>#NAME?</text:p>
          </table:table-cell>
          <table:table-cell office:value-type="date" office:date-value="2023-11-26T00:00:00" table:formula="of:=[.C14]+7" table:style-name="ce15">
            <text:p>26.11.2023</text:p>
          </table:table-cell>
          <table:table-cell office:value-type="date" office:date-value="2023-12-02T00:00:00" table:formula="of:=[.C15]+6" table:style-name="ce15">
            <text:p>02.12.2023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daily scrum meeting,, reviews, admin project creation, project creation, project edition</text:p>
          </table:table-cell>
          <table:table-cell table:number-columns-repeated="16378" table:style-name="ce12"/>
        </table:table-row>
        <table:table-row table:style-name="ro3">
          <table:table-cell office:value-type="float" office:value="10" table:style-name="ce13">
            <text:p>10</text:p>
          </table:table-cell>
          <table:table-cell office:value-type="float" office:value="0" table:formula="of:=COM.MICROSOFT.SINGLE(_xludf._xlfn.ISOWEEKNUM([.C16]))" table:style-name="ce13">
            <text:p>#NAME?</text:p>
          </table:table-cell>
          <table:table-cell office:value-type="date" office:date-value="2023-12-03T00:00:00" table:formula="of:=[.C15]+7" table:style-name="ce15">
            <text:p>03.12.2023</text:p>
          </table:table-cell>
          <table:table-cell office:value-type="date" office:date-value="2023-12-09T00:00:00" table:formula="of:=[.C16]+6" table:style-name="ce15">
            <text:p>09.12.2023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daily scrum meeting, reviews, retriving data of the project from the database and also when the project is edited is is automatically edited in the database</text:p>
          </table:table-cell>
          <table:table-cell table:number-columns-repeated="16378" table:style-name="ce12"/>
        </table:table-row>
        <table:table-row table:style-name="ro3">
          <table:table-cell office:value-type="float" office:value="11" table:style-name="ce13">
            <text:p>11</text:p>
          </table:table-cell>
          <table:table-cell office:value-type="float" office:value="0" table:formula="of:=COM.MICROSOFT.SINGLE(_xludf._xlfn.ISOWEEKNUM([.C17]))" table:style-name="ce13">
            <text:p>#NAME?</text:p>
          </table:table-cell>
          <table:table-cell office:value-type="date" office:date-value="2023-12-10T00:00:00" table:formula="of:=[.C16]+7" table:style-name="ce15">
            <text:p>10.12.2023</text:p>
          </table:table-cell>
          <table:table-cell office:value-type="date" office:date-value="2023-12-16T00:00:00" table:formula="of:=[.C17]+6" table:style-name="ce15">
            <text:p>16.12.2023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daily scrum meeting, reviews, creating the sprint creation button that pop out the box to fill it in , retrieve data of the task into the sprint table</text:p>
          </table:table-cell>
          <table:table-cell table:number-columns-repeated="16378" table:style-name="ce12"/>
        </table:table-row>
        <table:table-row table:style-name="ro3">
          <table:table-cell office:value-type="float" office:value="12" table:style-name="ce13">
            <text:p>12</text:p>
          </table:table-cell>
          <table:table-cell office:value-type="float" office:value="0" table:formula="of:=COM.MICROSOFT.SINGLE(_xludf._xlfn.ISOWEEKNUM([.C18]))" table:style-name="ce13">
            <text:p>#NAME?</text:p>
          </table:table-cell>
          <table:table-cell office:value-type="date" office:date-value="2023-12-17T00:00:00" table:formula="of:=[.C17]+7" table:style-name="ce15">
            <text:p>17.12.2023</text:p>
          </table:table-cell>
          <table:table-cell office:value-type="date" office:date-value="2023-12-23T00:00:00" table:formula="of:=[.C18]+6" table:style-name="ce15">
            <text:p>23.12.2023</text:p>
          </table:table-cell>
          <table:table-cell office:value-type="float" office:value="8" table:style-name="ce16">
            <text:p>8</text:p>
          </table:table-cell>
          <table:table-cell office:value-type="string" table:style-name="ce17">
            <text:p>daily scrum meeting, reviews,Enable creation and editing of user stories/tasks,Database Integration - Deletion Functionality Inside of Sprint Table<text:s/></text:p>
          </table:table-cell>
          <table:table-cell table:number-columns-repeated="16378" table:style-name="ce12"/>
        </table:table-row>
        <table:table-row table:style-name="ro3">
          <table:table-cell office:value-type="float" office:value="13" table:style-name="ce13">
            <text:p>13</text:p>
          </table:table-cell>
          <table:table-cell office:value-type="float" office:value="0" table:formula="of:=COM.MICROSOFT.SINGLE(_xludf._xlfn.ISOWEEKNUM([.C19]))" table:style-name="ce13">
            <text:p>#NAME?</text:p>
          </table:table-cell>
          <table:table-cell office:value-type="date" office:date-value="2023-12-24T00:00:00" table:formula="of:=[.C18]+7" table:style-name="ce15">
            <text:p>24.12.2023</text:p>
          </table:table-cell>
          <table:table-cell office:value-type="date" office:date-value="2023-12-30T00:00:00" table:formula="of:=[.C19]+6" table:style-name="ce15">
            <text:p>30.12.2023</text:p>
          </table:table-cell>
          <table:table-cell table:style-name="ce16"/>
          <table:table-cell table:style-name="ce17"/>
          <table:table-cell table:number-columns-repeated="16378" table:style-name="ce12"/>
        </table:table-row>
        <table:table-row table:style-name="ro3">
          <table:table-cell office:value-type="float" office:value="14" table:style-name="ce13">
            <text:p>14</text:p>
          </table:table-cell>
          <table:table-cell office:value-type="float" office:value="0" table:formula="of:=COM.MICROSOFT.SINGLE(_xludf._xlfn.ISOWEEKNUM([.C20]))" table:style-name="ce13">
            <text:p>#NAME?</text:p>
          </table:table-cell>
          <table:table-cell office:value-type="date" office:date-value="2023-12-31T00:00:00" table:formula="of:=[.C19]+7" table:style-name="ce15">
            <text:p>31.12.2023</text:p>
          </table:table-cell>
          <table:table-cell office:value-type="date" office:date-value="2024-01-06T00:00:00" table:formula="of:=[.C20]+6" table:style-name="ce15">
            <text:p>06.01.2024</text:p>
          </table:table-cell>
          <table:table-cell office:value-type="float" office:value="5" table:style-name="ce16">
            <text:p>5</text:p>
          </table:table-cell>
          <table:table-cell office:value-type="string" table:style-name="ce17">
            <text:p>Logo - Ideas (Sketch)</text:p>
          </table:table-cell>
          <table:table-cell table:number-columns-repeated="16378" table:style-name="ce12"/>
        </table:table-row>
        <table:table-row table:style-name="ro3">
          <table:table-cell office:value-type="float" office:value="15" table:style-name="ce13">
            <text:p>15</text:p>
          </table:table-cell>
          <table:table-cell office:value-type="float" office:value="0" table:formula="of:=COM.MICROSOFT.SINGLE(_xludf._xlfn.ISOWEEKNUM([.C21]))" table:style-name="ce13">
            <text:p>#NAME?</text:p>
          </table:table-cell>
          <table:table-cell office:value-type="date" office:date-value="2024-01-07T00:00:00" table:formula="of:=[.C20]+7" table:style-name="ce15">
            <text:p>07.01.2024</text:p>
          </table:table-cell>
          <table:table-cell office:value-type="date" office:date-value="2024-01-13T00:00:00" table:formula="of:=[.C21]+6" table:style-name="ce15">
            <text:p>13.01.2024</text:p>
          </table:table-cell>
          <table:table-cell office:value-type="float" office:value="8" table:style-name="ce16">
            <text:p>8</text:p>
          </table:table-cell>
          <table:table-cell office:value-type="string" table:style-name="ce17">
            <text:p>daily scrum meeting, reviews,Documentation: Statement progress with screen shot(s)</text:p>
          </table:table-cell>
          <table:table-cell table:number-columns-repeated="16378" table:style-name="ce12"/>
        </table:table-row>
        <table:table-row table:style-name="ro3">
          <table:table-cell office:value-type="float" office:value="16" table:style-name="ce13">
            <text:p>16</text:p>
          </table:table-cell>
          <table:table-cell office:value-type="float" office:value="0" table:formula="of:=COM.MICROSOFT.SINGLE(_xludf._xlfn.ISOWEEKNUM([.C22]))" table:style-name="ce13">
            <text:p>#NAME?</text:p>
          </table:table-cell>
          <table:table-cell office:value-type="date" office:date-value="2024-01-14T00:00:00" table:formula="of:=[.C21]+7" table:style-name="ce15">
            <text:p>14.01.2024</text:p>
          </table:table-cell>
          <table:table-cell office:value-type="date" office:date-value="2024-01-20T00:00:00" table:formula="of:=[.C22]+6" table:style-name="ce15">
            <text:p>20.01.2024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Documentation, ui calender,coloring, lesson learned, daily meeting</text:p>
          </table:table-cell>
          <table:table-cell table:number-columns-repeated="16378" table:style-name="ce12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de" number:country="DE">
      <number:number number:min-integer-digits="1"/>
    </number:number-style>
    <number:date-style style:name="N37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Benutze</meta:initial-creator>
    <dc:creator>Ruth Jesulayomi Amosu</dc:creator>
    <dc:date>2024-01-25T11:28:05Z</dc:date>
    <meta:print-date>2023-11-02T11:01:40Z</meta:print-date>
    <meta:editing-duration>PT0S</meta:editing-duration>
  </office:meta>
</office:document-meta>
</file>